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Heading_20_2">
      <style:paragraph-properties fo:margin-top="0.1665in" fo:margin-bottom="0.0835in" fo:keep-with-next="alway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Heading_20_3">
      <style:paragraph-properties fo:margin-top="0.1665in" fo:margin-bottom="0.0835in" fo:keep-with-next="alway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4.1</text:p>
      <text:p text:style-name="Subtitle">22<text:span text:style-name="T10">nd</text:span> Novem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18">Running an Application with the Byteman agent<text:tab/>5</text:p>
          <text:p text:style-name="P18">Event Condition Action Rules<text:tab/>6</text:p>
          <text:p text:style-name="P18">Rule Bindings and Parameterization<text:tab/>6</text:p>
          <text:p text:style-name="P18">Built-in Conditions and Actions<text:tab/>7</text:p>
          <text:p text:style-name="P18">Extending or Replacing the Byteman Language Built-ins<text:tab/>8</text:p>
          <text:p text:style-name="P18">Agent Transformation<text:tab/>8</text:p>
          <text:p text:style-name="P18">Agent Retransformation<text:tab/>9</text:p>
          <text:p text:style-name="P18">ECA Rule Engine<text:tab/>10</text:p>
          <text:p text:style-name="P17">The Byteman Rule Language<text:tab/>12</text:p>
          <text:p text:style-name="P18">Rule Events<text:tab/>12</text:p>
          <text:p text:style-name="P15">Class Rules vs Interface Rules<text:tab/>13</text:p>
          <text:p text:style-name="P15">Overriding <text:s/>Rules<text:tab/>13</text:p>
          <text:p text:style-name="P15">Location Specifiers<text:tab/>15</text:p>
          <text:p text:style-name="P18">Rule Bindings<text:tab/>18</text:p>
          <text:p text:style-name="P18">Rule Expressions<text:tab/>18</text:p>
          <text:p text:style-name="P18">Rule Conditions<text:tab/>20</text:p>
          <text:p text:style-name="P18">Rule Actions<text:tab/>21</text:p>
          <text:p text:style-name="P18">Built-In Calls<text:tab/>22</text:p>
          <text:p text:style-name="P18">User-Defined Rule Helpers<text:tab/>22</text:p>
          <text:p text:style-name="P18">The Rule Helper Lifecycle Methods<text:tab/>24</text:p>
          <text:p text:style-name="P17">Byteman Rule Language Standard Built-Ins<text:tab/>26</text:p>
          <text:p text:style-name="P18">Thread Coordination Operations<text:tab/>26</text:p>
          <text:p text:style-name="P15">Waiters<text:tab/>26</text:p>
          <text:p text:style-name="P15">Rendezvous<text:tab/>27</text:p>
          <text:p text:style-name="P15">Joiners<text:tab/>28</text:p>
          <text:p text:style-name="P15">Aborting Execution<text:tab/>28</text:p>
          <text:p text:style-name="P18">Rule State Management Operations<text:tab/>29</text:p>
          <text:p text:style-name="P15">CountDowns<text:tab/>29</text:p>
          <text:p text:style-name="P15">Flags<text:tab/>30</text:p>
          <text:p text:style-name="P15">Counters<text:tab/>30</text:p>
          <text:p text:style-name="P15">Timers<text:tab/>31</text:p>
          <text:p text:style-name="P15">Recursive Triggering<text:tab/>31</text:p>
          <text:p text:style-name="P18">Trace and Debug Operations<text:tab/>33</text:p>
          <text:p text:style-name="P15">Debugging<text:tab/>33</text:p>
          <text:p text:style-name="P15">Tracing<text:tab/>33</text:p>
          <text:p text:style-name="P18">Stack Management Operations<text:tab/>34</text:p>
          <text:p text:style-name="P15">Checking The Call Tree<text:tab/>34</text:p>
          <text:p text:style-name="P15">Tracing the Caller Stack<text:tab/>36</text:p>
          <text:p text:style-name="P15">Selective Stack Tracing Using a Regular Expression Filter<text:tab/>36</text:p>
          <text:p text:style-name="P15">Stack Range Tracing<text:tab/>38</text:p>
          <text:p text:style-name="P18">Default Helper Lifecycle Methods<text:tab/>40</text:p>
          <text:p text:style-name="P17">Using Byteman<text:tab/>42</text:p>
          <text:p text:style-name="P18">Downloading a binary release<text:tab/>42</text:p>
          <text:p text:style-name="P18">Obtaining the sources<text:tab/>42</text:p>
          <text:p text:style-name="P18">Building Byteman from the sources<text:tab/>42</text:p>
          <text:p text:style-name="P18">Running Applications with Byteman<text:tab/>42</text:p>
          <text:p text:style-name="P18"><text:soft-page-break/>Installing Byteman in a Running JVM using Script bminstall.sh<text:tab/>43</text:p>
          <text:p text:style-name="P18">Available -javaagent Options<text:tab/>44</text:p>
          <text:p text:style-name="P18">Running Byteman Using Script bmjava.sh<text:tab/>44</text:p>
          <text:p text:style-name="P18">Submitting Rules Dynamically Using Script bmsubmit.sh<text:tab/>45</text:p>
          <text:p text:style-name="P18">Checking Rules Offline Using Script bytemancheck.sh<text:tab/>47</text:p>
          <text:p text:style-name="P18">Environment Settings<text:tab/>47</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797126740" text:style-name="Outline">
        <text:list-header>
          <text:h text:style-name="Heading_20_1" text:outline-level="1" text:is-list-header="true" text:restart-numbering="true" text:start-value="-1">Introduction to Byteman</text:h>
        </text:list-header>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235543679"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79329256" text:continue-list="list1797126740" text:style-name="Outline">
        <text:list-item>
          <text:list>
            <text:list-header>
              <text:h text:style-name="P16"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25659570"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499906791"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809689358" text:continue-list="list125659570"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56182358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683111651"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295448733"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051524166"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790136010" text:continue-list="list295448733" text:style-name="Outline">
        <text:list-item>
          <text:list>
            <text:list-header>
              <text:h text:style-name="P16"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303176276" text:continue-numbering="true" text:style-name="Outline">
        <text:list-item>
          <text:list>
            <text:list-header>
              <text:h text:style-name="P16"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200270385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178548879" text:continue-numbering="true" text:style-name="Outline">
        <text:list-item>
          <text:list>
            <text:list-header>
              <text:h text:style-name="P16"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686556194"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42519509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363143664" text:continue-numbering="true" text:style-name="Outline">
        <text:list-item>
          <text:list>
            <text:list-item>
              <text:list>
                <text:list-header>
                  <text:h text:style-name="Heading_20_3" text:outline-level="3" text:is-list-header="true">Locatio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text:soft-page-break/>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text:soft-page-break/>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text:soft-page-break/>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829074585"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643850789"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426374877"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text:soft-page-break/>field accesses</text:p>
        </text:list-item>
        <text:list-item>
          <text:p text:style-name="P24">static or instance method invocations</text:p>
        </text:list-item>
        <text:list-item>
          <text:p text:style-name="P2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447836205" text:style-name="L5">
        <text:list-item>
          <text:p text:style-name="P25">throw and return operations are only allowed as the last action in a sequence of rule actions (see below).</text:p>
        </text:list-item>
      </text:list>
      <text:list xml:id="list669524934"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only valid in at <text:span text:style-name="Code_20_Text">AT EXIT</text:span> rule and is bound to the return value on the stack at the point where the rule is triggered. Its type is the same as the trigger method return type.</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2065509774" text:continue-list="list1643850789"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065134685"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23009015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50921943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269349872"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316231560"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865850802" text:continue-list="list269349872"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746819082"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608505060"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22541234" text:continue-numbering="true" text:style-name="Outline">
        <text:list-item>
          <text:list>
            <text:list-item>
              <text:list>
                <text:list-header>
                  <text:h text:style-name="P2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432450385"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6600698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936727526" text:continue-numbering="true" text:style-name="Outline">
        <text:list-item>
          <text:list>
            <text:list-item>
              <text:list>
                <text:list-header>
                  <text:h text:style-name="P20"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364914878" text:continue-numbering="true" text:style-name="Outline">
        <text:list-item>
          <text:list>
            <text:list-item>
              <text:list>
                <text:list-header>
                  <text:h text:style-name="P2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563686095"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700363305" text:continue-numbering="true" text:style-name="Outline">
        <text:list-item>
          <text:list>
            <text:list-item>
              <text:list>
                <text:list-header>
                  <text:h text:style-name="P2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893670205"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610793729"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793801254"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523654293" text:continue-numbering="true" text:style-name="Outline">
        <text:list-item>
          <text:list>
            <text:list-item>
              <text:list>
                <text:list-header>
                  <text:h text:style-name="P1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2140395688" text:continue-numbering="true" text:style-name="Outline">
        <text:list-item>
          <text:list>
            <text:list-item>
              <text:list>
                <text:list-header>
                  <text:h text:style-name="P20"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297207635" text:continue-numbering="true" text:style-name="Outline">
        <text:list-item>
          <text:list>
            <text:list-item>
              <text:list>
                <text:list-header>
                  <text:h text:style-name="P20"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786881404"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750826428"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420678641" text:continue-numbering="true" text:style-name="Outline">
        <text:list-item>
          <text:list>
            <text:list-header>
              <text:h text:style-name="P16"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609879987"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897153685"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2075013213"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loading the agent at runtime may not work on certain JVMs. It will definitely not work unless your Java release includes a jar named <text:span text:style-name="Code_20_Text">lib/tools.jar</text:span> and this jar contains a class called <text:span text:style-name="Code_20_Text">com.sun.tools.attach.VirtualMachine</text:span>. However, even with this jar in place the upload may fail.</text:p>
      <text:list xml:id="list2002853463" text:continue-numbering="true" text:style-name="Outline">
        <text:list-item>
          <text:list>
            <text:list-header>
              <text:h text:style-name="P16" text:outline-level="2" text:is-list-header="true"><text:bookmark-start text:name="__DdeLink__3177_471445188"/><text:soft-page-break/><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080592080" text:continue-numbering="true" text:style-name="Outline">
        <text:list-item>
          <text:list>
            <text:list-header>
              <text:h text:style-name="P16"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oft-page-break/><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724382528" text:continue-numbering="true" text:style-name="Outline">
        <text:list-item>
          <text:list>
            <text:list-header>
              <text:h text:style-name="P16"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249311930"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ext:soft-page-break/>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466998983" text:continue-list="list1724382528"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966396584" text:continue-numbering="true" text:style-name="Outline">
        <text:list-item>
          <text:list>
            <text:list-header>
              <text:h text:style-name="P16"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text:soft-page-break/>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oft-page-break/><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1-22T12:12:05</dc:date>
    <meta:printed-by>Andrew Dinn</meta:printed-by>
    <meta:print-date>2008-09-26T17:21:42</meta:print-date>
    <meta:editing-cycles>170</meta:editing-cycles>
    <meta:editing-duration>PT66H52M51S</meta:editing-duration>
    <meta:document-statistic meta:table-count="0" meta:image-count="0" meta:object-count="0" meta:page-count="49" meta:paragraph-count="522" meta:word-count="18616" meta:character-count="121234"/>
    <meta:user-defined meta:name="Info 1"/>
    <meta:user-defined meta:name="Info 2"/>
    <meta:user-defined meta:name="Info 3"/>
    <meta:user-defined meta:name="Info 4"/>
  </office:meta>
</office:document-meta>
</file>